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Data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RunData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TestRunData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TestRu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RunData.start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getTota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RunDat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addData( TimeData 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RunData.end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getTotals(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RunData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Data.getMemUsage( String lab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